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Title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UrbanBody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1" fo:font-size="12pt" style:font-size-asian="12pt" style:font-size-complex="12pt"/>
    </style:style>
    <style:style style:name="T8" style:family="text">
      <style:text-properties style:font-name="Times New Roman1" fo:font-size="12pt" fo:language="fr" fo:country="BE" style:font-size-asian="12pt" style:font-size-complex="12pt"/>
    </style:style>
    <style:style style:name="T9" style:family="text">
      <style:text-properties style:font-name="Times New Roman1" fo:font-size="14pt" fo:language="fr" fo:country="BE" fo:font-weight="bold" style:font-size-asian="14pt" style:font-weight-asian="bold" style:font-size-complex="14pt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Tahoma" fo:font-size="10pt" fo:language="fr" fo:country="B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12">do text</text:span></text:p><text:p text:style-name="P6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P5"><text:span text:style-name="T8">Ministère de la Région Wallonne<text:line-break/>Division de la Prévention et des Autorisations<text:line-break/>Direction de Namur<text:line-break/>Avenue Reine Astrid, 39<text:line-break/>5000<text:tab/><text:tab/>NAMUR</text:span><text:span text:style-name="T11"><text:line-break/></text:span><text:span text:style-name="T9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Permis d'environnement</text:p>
      <text:p text:style-name="UrbanBody"/>
      <text:p text:style-name="UrbanBody"><text:span text:style-name="T7"><office:annotation><dc:creator>Gauthier Bastien</dc:creator><dc:date>2011-01-13T14:56:41</dc:date><text:p text:style-name="P6"><text:span text:style-name="T12">do text</text:span></text:p><text:p text:style-name="P6"><text:span text:style-name="T12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4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3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 le Fonctionnaire Technique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><office:annotation><dc:creator>Gauthier Bastien</dc:creator><dc:date>2011-01-13T14:56:41</dc:date><text:p text:style-name="P6"><text:span text:style-name="T12">do text</text:span></text:p><text:p text:style-name="P6"><text:span text:style-name="T1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4-04-09T14:27:01</dc:date>
    <dc:language>fr-FR</dc:language>
    <meta:editing-cycles>132</meta:editing-cycles>
    <meta:editing-duration>P2DT5H14M1S</meta:editing-duration>
    <dc:creator>Simon Delcourt</dc:creator>
    <meta:document-statistic meta:table-count="0" meta:image-count="0" meta:object-count="0" meta:page-count="1" meta:paragraph-count="15" meta:word-count="132" meta:character-count="1042" meta:non-whitespace-character-count="929"/>
    <meta:user-defined meta:name="Info 1"/>
    <meta:user-defined meta:name="Info 2"/>
    <meta:user-defined meta:name="Info 3"/>
    <meta:user-defined meta:name="Info 4"/>
  </office:meta>
</office:document-meta>
</file>